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161.55pt"/>
    </style:style>
    <style:style style:name="co4" style:family="table-column">
      <style:table-column-properties fo:break-before="auto" style:column-width="187.54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115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170.79pt"/>
    </style:style>
    <style:style style:name="co12" style:family="table-column">
      <style:table-column-properties fo:break-before="auto" style:column-width="190.09pt"/>
    </style:style>
    <style:style style:name="co13" style:family="table-column">
      <style:table-column-properties fo:break-before="auto" style:column-width="117.3pt"/>
    </style:style>
    <style:style style:name="co14" style:family="table-column">
      <style:table-column-properties fo:break-before="auto" style:column-width="172.09pt"/>
    </style:style>
    <style:style style:name="co15" style:family="table-column">
      <style:table-column-properties fo:break-before="auto" style:column-width="166.71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182.41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82.8pt"/>
    </style:style>
    <style:style style:name="co20" style:family="table-column">
      <style:table-column-properties fo:break-before="auto" style:column-width="124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0.21pt" fo:break-before="auto" style:use-optimal-row-height="true"/>
    </style:style>
    <style:style style:name="ro5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99pt ridge #000000"/>
      <style:paragraph-properties fo:text-align="start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43">
      <style:table-cell-properties fo:border="0.99pt ridge #000000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fo:border="0.99pt ridge #000000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start" fo:margin-left="0pt"/>
      <style:text-properties style:text-position="" fo:font-size="12pt" style:font-size-asian="12pt" style:font-weight-asian="normal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7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18" style:family="table-cell" style:parent-style-name="Default">
      <style:text-properties style:text-position="" fo:font-size="12pt" style:font-size-asian="12pt" style:font-size-complex="12pt"/>
    </style:style>
    <style:style style:name="ce19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2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2">
      <style:table-cell-properties style:text-align-source="fix" style:repeat-content="false" fo:border="0.99pt ridge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4" style:family="table-cell" style:parent-style-name="Default" style:data-style-name="N122">
      <style:text-properties style:text-position=""/>
    </style:style>
    <style:style style:name="ce5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23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  <style:text-properties style:text-position="" fo:font-size="12pt" style:font-size-asian="12pt" style:font-weight-asian="normal" style:font-size-complex="12pt"/>
    </style:style>
    <style:style style:name="ce24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start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ridge #000000" fo:border-left="none" fo:border-right="none" fo:border-top="0.99pt ridge #000000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99pt ridge #000000" fo:border-left="none" fo:border-right="0.99pt ridge #000000" fo:border-top="0.99pt ridge #000000"/>
      <style:text-properties style:text-position=""/>
    </style:style>
    <style:style style:name="ce29" style:family="table-cell" style:parent-style-name="Default">
      <style:table-cell-properties fo:border-bottom="0.99pt ridge #000000" fo:border-left="none" fo:border-right="0.99pt ridge #000000" fo:border-top="0.99pt ridge #000000"/>
      <style:text-properties style:text-position="" fo:font-size="12pt" style:font-size-asian="12pt" style:font-size-complex="12pt"/>
    </style:style>
    <style:style style:name="ce30" style:family="table-cell" style:parent-style-name="Default">
      <style:table-cell-properties fo:border="none"/>
      <style:text-properties style:text-position=""/>
    </style:style>
    <style:style style:name="ce31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style:font-name="Liberation Sans1" fo:font-size="12pt" style:font-size-asian="12pt" style:font-size-complex="12pt"/>
    </style:style>
    <style:style style:name="ce3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29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29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37" style:family="table-cell" style:parent-style-name="Default" style:data-style-name="N129">
      <style:table-cell-properties style:text-align-source="fix" style:repeat-content="false"/>
      <style:paragraph-properties fo:text-align="end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29">
      <style:table-cell-properties style:text-align-source="fix" style:repeat-content="false"/>
      <style:paragraph-properties fo:text-align="end" fo:margin-left="0pt"/>
      <style:text-properties style:text-position="" fo:font-size="12pt" style:font-size-asian="12pt" style:font-size-complex="12pt"/>
    </style:style>
    <style:style style:name="ce39" style:family="table-cell" style:parent-style-name="Default" style:data-style-name="N129">
      <style:text-properties style:text-position="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29">
      <style:text-properties style:text-position="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0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 style:data-style-name="N122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 style:data-style-name="N122"/>
    <style:style style:name="ce53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border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43">
      <style:table-cell-properties fo:border="0.99pt ridge #000000"/>
      <style:text-properties fo:font-size="12pt" style:font-size-asian="12pt" style:font-size-complex="12pt"/>
    </style:style>
    <style:style style:name="ce60" style:family="table-cell" style:parent-style-name="Default">
      <style:table-cell-properties fo:border="0.99pt ridge #000000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72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99pt ridge #000000" fo:border-left="none" fo:border-right="none" fo:border-top="0.99pt ridge #000000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ce77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2pt" style:font-size-asian="12pt" style:font-size-complex="12pt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font-name="Liberation Sans1" fo:font-size="12pt" style:font-size-asian="12pt" style:font-size-complex="12pt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29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29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 style:data-style-name="N129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129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87" style:family="table-cell" style:parent-style-name="Default" style:data-style-name="N129"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129">
      <style:text-properties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-33%"/>
    </style:style>
    <style:style style:name="T4" style:family="text">
      <style:text-properties style:text-position="0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7"/>
        <table:table-column table:style-name="co3" table:default-cell-style-name="ce19"/>
        <table:table-column table:style-name="co4" table:default-cell-style-name="ce19"/>
        <table:table-column table:style-name="co5" table:default-cell-style-name="ce18"/>
        <table:table-column table:style-name="co6" table:default-cell-style-name="ce18"/>
        <table:table-column table:style-name="co7" table:number-columns-repeated="1016" table:default-cell-style-name="ce18"/>
        <table:table-column table:style-name="co7" table:default-cell-style-name="Default"/>
        <table:table-row table:style-name="ro1">
          <table:table-cell table:style-name="ce1" office:value-type="string" calcext:value-type="string">
            <text:p>Mode</text:p>
          </table:table-cell>
          <table:table-cell table:style-name="ce10" office:value-type="string" calcext:value-type="string" table:number-columns-spanned="3" table:number-rows-spanned="1">
            <text:p>Register Bits</text:p>
          </table:table-cell>
          <table:covered-table-cell table:number-columns-repeated="2" table:style-name="ce1"/>
          <table:table-cell table:style-name="ce15" table:number-columns-repeated="1017"/>
          <table:table-cell table:style-name="Default"/>
          <table:table-cell/>
        </table:table-row>
        <table:table-row table:style-name="ro2">
          <table:table-cell office:value-type="float" office:value="0" calcext:value-type="float">
            <text:p>0000</text:p>
          </table:table-cell>
          <table:table-cell table:style-name="ce11" office:value-type="string" calcext:value-type="string">
            <text:p>7: Nowlin Mode</text:p>
          </table:table-cell>
          <table:table-cell table:style-name="ce12" office:value-type="string" calcext:value-type="string">
            <text:p>6-4: Test point signal select</text:p>
          </table:table-cell>
          <table:table-cell table:style-name="ce12" office:value-type="string" calcext:value-type="string">
            <text:p>3-0: Programmable capacitor bus</text:p>
          </table:table-cell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0001</text:p>
          </table:table-cell>
          <table:table-cell table:style-name="ce12" office:value-type="string" calcext:value-type="string">
            <text:p>5: Lockout Mode</text:p>
          </table:table-cell>
          <table:table-cell table:style-name="ce12" office:value-type="string" calcext:value-type="string">
            <text:p>4-2: AGND voltage trim</text:p>
          </table:table-cell>
          <table:table-cell table:style-name="ce12" office:value-type="string" calcext:value-type="string">
            <text:p>1-0: oneshot width select</text:p>
          </table:table-cell>
          <table:table-cell table:number-columns-repeated="1016"/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0010</text:p>
          </table:table-cell>
          <table:table-cell table:style-name="ce13" office:value-type="string" calcext:value-type="string" table:number-columns-spanned="3" table:number-rows-spanned="1">
            <text:p>N/A</text:p>
          </table:table-cell>
          <table:covered-table-cell table:number-columns-repeated="2" table:style-name="ce12"/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1" calcext:value-type="float">
            <text:p>0011</text:p>
          </table:table-cell>
          <table:table-cell table:style-name="ce13" office:value-type="string" calcext:value-type="string" table:number-columns-spanned="3" table:number-rows-spanned="1">
            <text:p>N/A</text:p>
          </table:table-cell>
          <table:covered-table-cell table:number-columns-repeated="2" table:style-name="ce12"/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00" calcext:value-type="float">
            <text:p>0100</text:p>
          </table:table-cell>
          <table:table-cell table:style-name="ce13" office:value-type="string" calcext:value-type="string" table:number-columns-spanned="3" table:number-rows-spanned="1">
            <text:p>N/A</text:p>
          </table:table-cell>
          <table:covered-table-cell table:number-columns-repeated="2" table:style-name="ce12"/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01" calcext:value-type="float">
            <text:p>0101</text:p>
          </table:table-cell>
          <table:table-cell table:style-name="ce12" office:value-type="string" calcext:value-type="string">
            <text:p>6: unused</text:p>
          </table:table-cell>
          <table:table-cell table:style-name="ce12" office:value-type="string" calcext:value-type="string">
            <text:p>5: Lockout enable</text:p>
          </table:table-cell>
          <table:table-cell table:style-name="ce12" office:value-type="string" calcext:value-type="string">
            <text:p>4-0: Lockout DAC input</text:p>
          </table:table-cell>
          <table:table-cell table:number-columns-repeated="1017"/>
          <table:table-cell table:style-name="Default"/>
          <table:table-cell/>
        </table:table-row>
        <table:table-row table:style-name="ro2">
          <table:table-cell office:value-type="string" calcext:value-type="string">
            <text:p>0110*</text:p>
          </table:table-cell>
          <table:table-cell table:style-name="ce12" office:value-type="string" calcext:value-type="string">
            <text:p>6: Channel enable</text:p>
          </table:table-cell>
          <table:table-cell table:style-name="ce12" office:value-type="string" calcext:value-type="string">
            <text:p>5: Leading edge DAC polarity</text:p>
          </table:table-cell>
          <table:table-cell table:style-name="ce12" office:value-type="string" calcext:value-type="string">
            <text:p>4-0: Leading edge DAC input</text:p>
          </table:table-cell>
          <table:table-cell table:number-columns-repeated="1017"/>
          <table:table-cell table:style-name="Default"/>
          <table:table-cell/>
        </table:table-row>
        <table:table-row table:style-name="ro2">
          <table:table-cell office:value-type="float" office:value="111" calcext:value-type="float">
            <text:p>0111</text:p>
          </table:table-cell>
          <table:table-cell table:style-name="ce13" office:value-type="string" calcext:value-type="string" table:number-columns-spanned="3" table:number-rows-spanned="1">
            <text:p>N/A</text:p>
          </table:table-cell>
          <table:covered-table-cell table:number-columns-repeated="2" table:style-name="ce12"/>
          <table:table-cell table:number-columns-repeated="1017"/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4" office:value-type="string" calcext:value-type="string" table:number-columns-spanned="3" table:number-rows-spanned="1">
            <text:p>sends data to all registers of mode 'xxx' regardless of address</text:p>
          </table:table-cell>
          <table:covered-table-cell table:number-columns-repeated="2" table:style-name="ce12"/>
          <table:table-cell table:number-columns-repeated="1019"/>
        </table:table-row>
        <table:table-row table:style-name="ro2">
          <table:table-cell table:style-name="ce3"/>
          <table:table-cell table:style-name="ce14" office:value-type="string" calcext:value-type="string" table:number-columns-spanned="3" table:number-rows-spanned="1">
            <text:p>*A register of this mode is located in each signal channel</text:p>
          </table:table-cell>
          <table:covered-table-cell table:number-columns-repeated="2" table:style-name="ce12"/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1021"/>
          <table:table-cell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" office:value-type="string" calcext:value-type="string">
            <text:p>Test Point Node</text:p>
          </table:table-cell>
          <table:table-cell table:style-name="ce15" table:number-columns-repeated="1021"/>
        </table:table-row>
        <table:table-row table:style-name="ro2">
          <table:table-cell table:style-name="ce6" office:value-type="float" office:value="0" calcext:value-type="float">
            <text:p>000</text:p>
          </table:table-cell>
          <table:table-cell table:style-name="ce12" office:value-type="string" calcext:value-type="string">
            <text:p>AVSS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" calcext:value-type="float">
            <text:p>001</text:p>
          </table:table-cell>
          <table:table-cell table:style-name="ce12" office:value-type="string" calcext:value-type="string">
            <text:p>lockout pulse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0" calcext:value-type="float">
            <text:p>010</text:p>
          </table:table-cell>
          <table:table-cell table:style-name="ce12" office:value-type="string" calcext:value-type="string">
            <text:p>leading edge detector pulse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1" calcext:value-type="float">
            <text:p>011</text:p>
          </table:table-cell>
          <table:table-cell table:style-name="ce12" office:value-type="string" calcext:value-type="string">
            <text:p>oneshot input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12" office:value-type="string" calcext:value-type="string">
            <text:p>AVSS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12" office:value-type="string" calcext:value-type="string">
            <text:p>oneshot pulse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12" office:value-type="string" calcext:value-type="string">
            <text:p>zero crossing detector pulse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12" office:value-type="string" calcext:value-type="string">
            <text:p>AVSS</text:p>
          </table:table-cell>
          <table:table-cell table:style-name="ce18" table:number-columns-repeated="2"/>
          <table:table-cell table:number-columns-repeated="1018"/>
          <table:table-cell table:style-name="ce18"/>
        </table:table-row>
        <table:table-row table:style-name="ro3">
          <table:table-cell table:style-name="ce4"/>
          <table:table-cell table:style-name="Default" table:number-columns-repeated="1021"/>
          <table:table-cell/>
        </table:table-row>
        <table:table-row table:style-name="ro1">
          <table:table-cell table:style-name="ce7" office:value-type="string" calcext:value-type="string">
            <text:p>Trim Bits</text:p>
          </table:table-cell>
          <table:table-cell table:style-name="ce15" office:value-type="string" calcext:value-type="string">
            <text:p>AGND voltage</text:p>
          </table:table-cell>
          <table:table-cell table:style-name="ce15" table:number-columns-repeated="1021"/>
        </table:table-row>
        <table:table-row table:style-name="ro3">
          <table:table-cell table:style-name="ce8" office:value-type="float" office:value="0" calcext:value-type="float">
            <text:p>000</text:p>
          </table:table-cell>
          <table:table-cell table:style-name="ce16" office:value-type="string" calcext:value-type="string">
            <text:p>1.37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" calcext:value-type="float">
            <text:p>001</text:p>
          </table:table-cell>
          <table:table-cell table:style-name="ce16" office:value-type="string" calcext:value-type="string">
            <text:p>1.41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0" calcext:value-type="float">
            <text:p>010</text:p>
          </table:table-cell>
          <table:table-cell table:style-name="ce16" office:value-type="string" calcext:value-type="string">
            <text:p>1.46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1" calcext:value-type="float">
            <text:p>011</text:p>
          </table:table-cell>
          <table:table-cell table:style-name="ce16" office:value-type="string" calcext:value-type="string">
            <text:p>1.5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00" calcext:value-type="float">
            <text:p>100</text:p>
          </table:table-cell>
          <table:table-cell table:style-name="ce16" office:value-type="string" calcext:value-type="string">
            <text:p>1.52 V</text:p>
          </table:table-cell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01" calcext:value-type="float">
            <text:p>101</text:p>
          </table:table-cell>
          <table:table-cell table:style-name="ce16"/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10" calcext:value-type="float">
            <text:p>110</text:p>
          </table:table-cell>
          <table:table-cell table:style-name="ce16"/>
          <table:table-cell table:style-name="Default" table:number-columns-repeated="1020"/>
          <table:table-cell/>
        </table:table-row>
        <table:table-row table:style-name="ro3">
          <table:table-cell table:style-name="ce8" office:value-type="float" office:value="111" calcext:value-type="float">
            <text:p>111</text:p>
          </table:table-cell>
          <table:table-cell table:style-name="ce16"/>
          <table:table-cell table:style-name="Default" table:number-columns-repeated="1020"/>
          <table:table-cell/>
        </table:table-row>
        <table:table-row table:style-name="ro3" table:number-rows-repeated="3">
          <table:table-cell table:style-name="Default" table:number-columns-repeated="1022"/>
          <table:table-cell/>
        </table:table-row>
        <table:table-row table:style-name="ro1">
          <table:table-cell table:style-name="ce9" office:value-type="string" calcext:value-type="string">
            <text:p>P-CAP Bus</text:p>
          </table:table-cell>
          <table:table-cell table:style-name="ce9" office:value-type="string" calcext:value-type="string">
            <text:p>Capacitance</text:p>
          </table:table-cell>
          <table:table-cell table:style-name="ce9" office:value-type="string" calcext:value-type="string">
            <text:p>Time Constant (short)</text:p>
          </table:table-cell>
          <table:table-cell table:style-name="ce9" office:value-type="string" calcext:value-type="string">
            <text:p>Time Constant (long)</text:p>
          </table:table-cell>
          <table:table-cell table:style-name="ce20"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0.5" calcext:value-type="float">
            <text:p>0.5 pF</text:p>
          </table:table-cell>
          <table:table-cell office:value-type="float" office:value="1" calcext:value-type="float">
            <text:p>1.0 nsec</text:p>
          </table:table-cell>
          <table:table-cell office:value-type="float" office:value="12" calcext:value-type="float">
            <text:p>12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" calcext:value-type="float">
            <text:p>0001</text:p>
          </table:table-cell>
          <table:table-cell table:formula="of:=[.B36]+0.5" office:value-type="float" office:value="1" calcext:value-type="float">
            <text:p>1.0 pF</text:p>
          </table:table-cell>
          <table:table-cell table:formula="of:= [.C36]+1" office:value-type="float" office:value="2" calcext:value-type="float">
            <text:p>2.0 nsec</text:p>
          </table:table-cell>
          <table:table-cell table:formula="of:= [.D36]+[.D$36]" office:value-type="float" office:value="24" calcext:value-type="float">
            <text:p>24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" calcext:value-type="float">
            <text:p>0010</text:p>
          </table:table-cell>
          <table:table-cell table:formula="of:=[.B37]+0.5" office:value-type="float" office:value="1.5" calcext:value-type="float">
            <text:p>1.5 pF</text:p>
          </table:table-cell>
          <table:table-cell table:formula="of:= [.C37]+1" office:value-type="float" office:value="3" calcext:value-type="float">
            <text:p>3.0 nsec</text:p>
          </table:table-cell>
          <table:table-cell table:formula="of:= [.D37]+[.D$36]" office:value-type="float" office:value="36" calcext:value-type="float">
            <text:p>36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" calcext:value-type="float">
            <text:p>0011</text:p>
          </table:table-cell>
          <table:table-cell table:formula="of:=[.B38]+0.5" office:value-type="float" office:value="2" calcext:value-type="float">
            <text:p>2.0 pF</text:p>
          </table:table-cell>
          <table:table-cell table:formula="of:= [.C38]+1" office:value-type="float" office:value="4" calcext:value-type="float">
            <text:p>4.0 nsec</text:p>
          </table:table-cell>
          <table:table-cell table:formula="of:= [.D38]+[.D$36]" office:value-type="float" office:value="48" calcext:value-type="float">
            <text:p>48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0" calcext:value-type="float">
            <text:p>0100</text:p>
          </table:table-cell>
          <table:table-cell table:formula="of:=[.B39]+0.5" office:value-type="float" office:value="2.5" calcext:value-type="float">
            <text:p>2.5 pF</text:p>
          </table:table-cell>
          <table:table-cell table:formula="of:= [.C39]+1" office:value-type="float" office:value="5" calcext:value-type="float">
            <text:p>5.0 nsec</text:p>
          </table:table-cell>
          <table:table-cell table:formula="of:= [.D39]+[.D$36]" office:value-type="float" office:value="60" calcext:value-type="float">
            <text:p>60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1" calcext:value-type="float">
            <text:p>0101</text:p>
          </table:table-cell>
          <table:table-cell table:formula="of:=[.B40]+0.5" office:value-type="float" office:value="3" calcext:value-type="float">
            <text:p>3.0 pF</text:p>
          </table:table-cell>
          <table:table-cell table:formula="of:= [.C40]+1" office:value-type="float" office:value="6" calcext:value-type="float">
            <text:p>6.0 nsec</text:p>
          </table:table-cell>
          <table:table-cell table:formula="of:= [.D40]+[.D$36]" office:value-type="float" office:value="72" calcext:value-type="float">
            <text:p>72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0" calcext:value-type="float">
            <text:p>0110</text:p>
          </table:table-cell>
          <table:table-cell table:formula="of:=[.B41]+0.5" office:value-type="float" office:value="3.5" calcext:value-type="float">
            <text:p>3.5 pF</text:p>
          </table:table-cell>
          <table:table-cell table:formula="of:= [.C41]+1" office:value-type="float" office:value="7" calcext:value-type="float">
            <text:p>7.0 nsec</text:p>
          </table:table-cell>
          <table:table-cell table:formula="of:= [.D41]+[.D$36]" office:value-type="float" office:value="84" calcext:value-type="float">
            <text:p>84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1" calcext:value-type="float">
            <text:p>0111</text:p>
          </table:table-cell>
          <table:table-cell table:formula="of:=[.B42]+0.5" office:value-type="float" office:value="4" calcext:value-type="float">
            <text:p>4.0 pF</text:p>
          </table:table-cell>
          <table:table-cell table:formula="of:= [.C42]+1" office:value-type="float" office:value="8" calcext:value-type="float">
            <text:p>8.0 nsec</text:p>
          </table:table-cell>
          <table:table-cell table:formula="of:= [.D42]+[.D$36]" office:value-type="float" office:value="96" calcext:value-type="float">
            <text:p>96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3]+0.5" office:value-type="float" office:value="4.5" calcext:value-type="float">
            <text:p>4.5 pF</text:p>
          </table:table-cell>
          <table:table-cell table:formula="of:= [.C43]+1" office:value-type="float" office:value="9" calcext:value-type="float">
            <text:p>9.0 nsec</text:p>
          </table:table-cell>
          <table:table-cell table:formula="of:= [.D43]+[.D$36]" office:value-type="float" office:value="108" calcext:value-type="float">
            <text:p>108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B44]+0.5" office:value-type="float" office:value="5" calcext:value-type="float">
            <text:p>5.0 pF</text:p>
          </table:table-cell>
          <table:table-cell table:formula="of:= [.C44]+1" office:value-type="float" office:value="10" calcext:value-type="float">
            <text:p>10.0 nsec</text:p>
          </table:table-cell>
          <table:table-cell table:formula="of:= [.D44]+[.D$36]" office:value-type="float" office:value="120" calcext:value-type="float">
            <text:p>120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[.B45]+0.5" office:value-type="float" office:value="5.5" calcext:value-type="float">
            <text:p>5.5 pF</text:p>
          </table:table-cell>
          <table:table-cell table:formula="of:= [.C45]+1" office:value-type="float" office:value="11" calcext:value-type="float">
            <text:p>11.0 nsec</text:p>
          </table:table-cell>
          <table:table-cell table:formula="of:= [.D45]+[.D$36]" office:value-type="float" office:value="132" calcext:value-type="float">
            <text:p>132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[.B46]+0.5" office:value-type="float" office:value="6" calcext:value-type="float">
            <text:p>6.0 pF</text:p>
          </table:table-cell>
          <table:table-cell table:formula="of:= [.C46]+1" office:value-type="float" office:value="12" calcext:value-type="float">
            <text:p>12.0 nsec</text:p>
          </table:table-cell>
          <table:table-cell table:formula="of:= [.D46]+[.D$36]" office:value-type="float" office:value="144" calcext:value-type="float">
            <text:p>144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47]+0.5" office:value-type="float" office:value="6.5" calcext:value-type="float">
            <text:p>6.5 pF</text:p>
          </table:table-cell>
          <table:table-cell table:formula="of:= [.C47]+1" office:value-type="float" office:value="13" calcext:value-type="float">
            <text:p>13.0 nsec</text:p>
          </table:table-cell>
          <table:table-cell table:formula="of:= [.D47]+[.D$36]" office:value-type="float" office:value="156" calcext:value-type="float">
            <text:p>156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[.B48]+0.5" office:value-type="float" office:value="7" calcext:value-type="float">
            <text:p>7.0 pF</text:p>
          </table:table-cell>
          <table:table-cell table:formula="of:= [.C48]+1" office:value-type="float" office:value="14" calcext:value-type="float">
            <text:p>14.0 nsec</text:p>
          </table:table-cell>
          <table:table-cell table:formula="of:= [.D48]+[.D$36]" office:value-type="float" office:value="168" calcext:value-type="float">
            <text:p>168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[.B49]+0.5" office:value-type="float" office:value="7.5" calcext:value-type="float">
            <text:p>7.5 pF</text:p>
          </table:table-cell>
          <table:table-cell table:formula="of:= [.C49]+1" office:value-type="float" office:value="15" calcext:value-type="float">
            <text:p>15.0 nsec</text:p>
          </table:table-cell>
          <table:table-cell table:formula="of:= [.D49]+[.D$36]" office:value-type="float" office:value="180" calcext:value-type="float">
            <text:p>180.0 nsec</text:p>
          </table:table-cell>
          <table:table-cell table:number-columns-repeated="1018"/>
          <table:table-cell table:style-name="ce18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[.B50]+0.5" office:value-type="float" office:value="8" calcext:value-type="float">
            <text:p>8.0 pF</text:p>
          </table:table-cell>
          <table:table-cell table:formula="of:= [.C50]+1" office:value-type="float" office:value="16" calcext:value-type="float">
            <text:p>16.0 nsec</text:p>
          </table:table-cell>
          <table:table-cell table:formula="of:= [.D50]+[.D$36]" office:value-type="float" office:value="192" calcext:value-type="float">
            <text:p>192.0 nsec</text:p>
          </table:table-cell>
          <table:table-cell table:number-columns-repeated="1018"/>
          <table:table-cell table:style-name="ce18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22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5" table:default-cell-style-name="ce28"/>
        <table:table-column table:style-name="co7" table:default-cell-style-name="ce30"/>
        <table:table-row table:style-name="ro1">
          <table:table-cell table:style-name="ce1" office:value-type="string" calcext:value-type="string">
            <text:p>Mode Bits</text:p>
          </table:table-cell>
          <table:table-cell table:style-name="ce1" office:value-type="string" calcext:value-type="string">
            <text:p>Register Size</text:p>
          </table:table-cell>
          <table:table-cell table:style-name="ce24" office:value-type="string" calcext:value-type="string" table:number-columns-spanned="3" table:number-rows-spanned="1">
            <text:p>Bits</text:p>
          </table:table-cell>
          <table:covered-table-cell table:number-columns-repeated="2" table:style-name="ce27"/>
          <table:table-cell table:number-columns-repeated="2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Nowlin Mode</text:p>
          </table:table-cell>
          <table:table-cell office:value-type="string" calcext:value-type="string">
            <text:p>6-4: Test point signal select</text:p>
          </table:table-cell>
          <table:table-cell office:value-type="string" calcext:value-type="string">
            <text:p>3-0: Programmable capacitor bu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unused</text:p>
          </table:table-cell>
          <table:table-cell office:value-type="string" calcext:value-type="string">
            <text:p>6: Lockout Mode</text:p>
          </table:table-cell>
          <table:table-cell office:value-type="string" calcext:value-type="string">
            <text:p>5-3: AGND voltage trim</text:p>
          </table:table-cell>
          <table:table-cell table:style-name="ce29" office:value-type="string" calcext:value-type="string">
            <text:p>2-0: oneshot width select</text:p>
          </table:table-cell>
          <table:table-cell/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unused</text:p>
          </table:table-cell>
          <table:table-cell office:value-type="string" calcext:value-type="string">
            <text:p>5: Lockout enable</text:p>
          </table:table-cell>
          <table:table-cell office:value-type="string" calcext:value-type="string">
            <text:p>4-0: Lockout DAC input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Channel enable</text:p>
          </table:table-cell>
          <table:table-cell office:value-type="string" calcext:value-type="string">
            <text:p>5: Leading edge DAC polarity</text:p>
          </table:table-cell>
          <table:table-cell office:value-type="string" calcext:value-type="string">
            <text:p>4-0: Leading edge DAC input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21" office:value-type="string" calcext:value-type="string">
            <text:p>1xxx</text:p>
          </table:table-cell>
          <table:table-cell table:style-name="ce23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  <table:table-cell table:number-columns-repeated="2"/>
        </table:table-row>
      </table:table>
      <table:table table:name="Sheet3" table:style-name="ta1">
        <table:table-column table:style-name="co13" table:default-cell-style-name="ce16"/>
        <table:table-column table:style-name="co14" table:default-cell-style-name="ce16"/>
        <table:table-column table:style-name="co15" table:default-cell-style-name="Default"/>
        <table:table-column table:style-name="co7" table:number-columns-repeated="1021" table:default-cell-style-name="Default"/>
        <table:table-row table:style-name="ro1">
          <table:table-cell table:style-name="ce9" office:value-type="string" calcext:value-type="string">
            <text:p>Pin Number</text:p>
          </table:table-cell>
          <table:table-cell table:style-name="ce9" office:value-type="string" calcext:value-type="string">
            <text:p>Pin Name</text:p>
          </table:table-cell>
          <table:table-cell table:style-name="ce9" office:value-type="string" calcext:value-type="string">
            <text:p>Functionality</text:p>
          </table:table-cell>
          <table:table-cell table:style-name="ce20" table:number-columns-repeated="1021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OUT0</text:p>
          </table:table-cell>
          <table:table-cell table:style-name="ce12" office:value-type="string" calcext:value-type="string">
            <text:p>Channel 0 output</text:p>
          </table:table-cell>
          <table:table-cell table:number-columns-repeated="1021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H_OR</text:p>
          </table:table-cell>
          <table:table-cell table:style-name="ce12" office:value-type="string" calcext:value-type="string">
            <text:p>Global Channel OR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3-4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5*-12</text:p>
          </table:table-cell>
          <table:table-cell table:style-name="ce22" office:value-type="string" calcext:value-type="string">
            <text:p>ADDR_DAT7*-ADDR_DAT0</text:p>
          </table:table-cell>
          <table:table-cell table:style-name="ce12" office:value-type="string" calcext:value-type="string">
            <text:p>AD7*-0 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13-15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16*-22</text:p>
          </table:table-cell>
          <table:table-cell table:style-name="ce22" office:value-type="string" calcext:value-type="string">
            <text:p>AIN0*-AIN6</text:p>
          </table:table-cell>
          <table:table-cell table:style-name="ce12" office:value-type="string" calcext:value-type="string">
            <text:p>Channel 0*-6 inputs</text:p>
          </table:table-cell>
          <table:table-cell table:number-columns-repeated="1021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AGND</text:p>
          </table:table-cell>
          <table:table-cell table:style-name="ce12" office:value-type="string" calcext:value-type="string">
            <text:p>Analog reference voltage</text:p>
          </table:table-cell>
          <table:table-cell table:number-columns-repeated="1021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AVSS</text:p>
          </table:table-cell>
          <table:table-cell table:style-name="ce12" office:value-type="string" calcext:value-type="string">
            <text:p>Analog circuit ground</text:p>
          </table:table-cell>
          <table:table-cell table:number-columns-repeated="1021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AVDD</text:p>
          </table:table-cell>
          <table:table-cell table:style-name="ce12" office:value-type="string" calcext:value-type="string">
            <text:p>Analog 3.3V supply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26*-34</text:p>
          </table:table-cell>
          <table:table-cell table:style-name="ce22" office:value-type="string" calcext:value-type="string">
            <text:p>AIN7*-AIN15</text:p>
          </table:table-cell>
          <table:table-cell table:style-name="ce12" office:value-type="string" calcext:value-type="string">
            <text:p>Channel 7*-15 inputs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35-37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NEG_POL</text:p>
          </table:table-cell>
          <table:table-cell table:style-name="ce12" office:value-type="string" calcext:value-type="string">
            <text:p>Negative Polarity enable</text:p>
          </table:table-cell>
          <table:table-cell table:number-columns-repeated="1021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AGND_INT_EN</text:p>
          </table:table-cell>
          <table:table-cell table:style-name="ce12" office:value-type="string" calcext:value-type="string">
            <text:p>Internal AGND enable</text:p>
          </table:table-cell>
          <table:table-cell table:number-columns-repeated="1021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RST_L</text:p>
          </table:table-cell>
          <table:table-cell table:style-name="ce12" office:value-type="string" calcext:value-type="string">
            <text:p>Low active reset</text:p>
          </table:table-cell>
          <table:table-cell table:number-columns-repeated="1021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STB</text:p>
          </table:table-cell>
          <table:table-cell table:style-name="ce12" office:value-type="string" calcext:value-type="string">
            <text:p>User controlled strobe</text:p>
          </table:table-cell>
          <table:table-cell table:number-columns-repeated="1021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GEN</text:p>
          </table:table-cell>
          <table:table-cell table:style-name="ce12" office:value-type="string" calcext:value-type="string">
            <text:p>Global enable</text:p>
          </table:table-cell>
          <table:table-cell table:number-columns-repeated="1021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MULT</text:p>
          </table:table-cell>
          <table:table-cell table:style-name="ce12" office:value-type="string" calcext:value-type="string">
            <text:p>Multiplicity</text:p>
          </table:table-cell>
          <table:table-cell table:number-columns-repeated="1021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TP</text:p>
          </table:table-cell>
          <table:table-cell table:style-name="ce12" office:value-type="string" calcext:value-type="string">
            <text:p>Test point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46-47</text:p>
          </table:table-cell>
          <table:table-cell table:style-name="ce22"/>
          <table:table-cell table:style-name="ce1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48*-55</text:p>
          </table:table-cell>
          <table:table-cell table:style-name="ce22" office:value-type="string" calcext:value-type="string">
            <text:p>DOUT15*-DOUT8</text:p>
          </table:table-cell>
          <table:table-cell table:style-name="ce12" office:value-type="string" calcext:value-type="string">
            <text:p>Channel 15*-8 output</text:p>
          </table:table-cell>
          <table:table-cell table:number-columns-repeated="1021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DVDD</text:p>
          </table:table-cell>
          <table:table-cell table:style-name="ce12" office:value-type="string" calcext:value-type="string">
            <text:p>Digital 3.3V supply</text:p>
          </table:table-cell>
          <table:table-cell table:number-columns-repeated="1021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DGND</text:p>
          </table:table-cell>
          <table:table-cell table:style-name="ce12" office:value-type="string" calcext:value-type="string">
            <text:p>Digital circuit ground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58*-64</text:p>
          </table:table-cell>
          <table:table-cell table:style-name="ce22" office:value-type="string" calcext:value-type="string">
            <text:p>DOUT7*-DOUT1</text:p>
          </table:table-cell>
          <table:table-cell table:style-name="ce12" office:value-type="string" calcext:value-type="string">
            <text:p>Channel 7*-1 output</text:p>
          </table:table-cell>
          <table:table-cell table:number-columns-repeated="1021"/>
        </table:table-row>
        <table:table-row table:style-name="ro3">
          <table:table-cell table:style-name="ce31" office:value-type="string" calcext:value-type="string" table:number-columns-spanned="3" table:number-rows-spanned="2">
            <text:p>* used to indicate mapping between pin number and bit/channel number</text:p>
          </table:table-cell>
          <table:covered-table-cell table:style-name="ce31"/>
          <table:covered-table-cell table:style-name="ce18"/>
          <table:table-cell table:number-columns-repeated="1021"/>
        </table:table-row>
        <table:table-row table:style-name="ro3">
          <table:covered-table-cell table:number-columns-repeated="2" table:style-name="ce32"/>
          <table:covered-table-cell table:style-name="ce18"/>
          <table:table-cell table:number-columns-repeated="1021"/>
        </table:table-row>
        <table:table-row table:style-name="ro2" table:number-rows-repeated="55">
          <table:table-cell table:style-name="ce32" table:number-columns-repeated="2"/>
          <table:table-cell table:style-name="ce18"/>
          <table:table-cell table:number-columns-repeated="1021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16" table:default-cell-style-name="ce16"/>
        <table:table-column table:style-name="co17" table:default-cell-style-name="ce16"/>
        <table:table-column table:style-name="co7" table:number-columns-repeated="1022" table:default-cell-style-name="Default"/>
        <table:table-row table:style-name="ro1">
          <table:table-cell table:style-name="ce9" office:value-type="string" calcext:value-type="string">
            <text:p>Pulse Width</text:p>
          </table:table-cell>
          <table:table-cell table:style-name="ce9" office:value-type="string" calcext:value-type="string">
            <text:p>Variation in Trailing edge</text:p>
          </table:table-cell>
          <table:table-cell table:style-name="ce34" table:number-columns-repeated="1022"/>
        </table:table-row>
        <table:table-row table:style-name="ro2">
          <table:table-cell table:style-name="ce22" office:value-type="string" calcext:value-type="string">
            <text:p>50 nsec</text:p>
          </table:table-cell>
          <table:table-cell table:style-name="ce33" office:value-type="string" calcext:value-type="string">
            <text:p>±3.8 nsec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100 nsec</text:p>
          </table:table-cell>
          <table:table-cell table:style-name="ce22" office:value-type="string" calcext:value-type="string">
            <text:p>±9.2 nsec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200 nsec</text:p>
          </table:table-cell>
          <table:table-cell table:style-name="ce22" office:value-type="string" calcext:value-type="string">
            <text:p>±18.3 nsec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500 nsec</text:p>
          </table:table-cell>
          <table:table-cell table:style-name="ce22" office:value-type="string" calcext:value-type="string">
            <text:p>±45 nsec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1">
        <table:table-column table:style-name="co7" table:number-columns-repeated="6" table:default-cell-style-name="ce36"/>
        <table:table-column table:style-name="co18" table:default-cell-style-name="ce36"/>
        <table:table-column table:style-name="co19" table:default-cell-style-name="ce38"/>
        <table:table-column table:style-name="co7" table:number-columns-repeated="1016" table:default-cell-style-name="ce40"/>
        <table:table-row table:style-name="ro4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 </text:span><text:span text:style-name="T2">(mV)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-M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.94" calcext:value-type="float">
            <text:p>15.94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ztc gen</text:p>
          </table:table-cell>
          <table:table-cell table:number-columns-repeated="1016"/>
        </table:table-row>
        <table:table-row table:style-name="ro4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5"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c bi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4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5">
          <table:table-cell office:value-type="string" calcext:value-type="string">
            <text:p>M1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220" calcext:value-type="float">
            <text:p>2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c ou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2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3</text:p>
          </table:table-cell>
          <table:table-cell office:value-type="float" office:value="13.6" calcext:value-type="float">
            <text:p>13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4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5</text:p>
          </table:table-cell>
          <table:table-cell office:value-type="float" office:value="22.6" calcext:value-type="float">
            <text:p>2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6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4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ult buff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40" calcext:value-type="float">
            <text:p>4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4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seudo nmo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1-M16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c diff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4"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c c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9</text:p>
          </table:table-cell>
          <table:table-cell office:value-type="float" office:value="219" calcext:value-type="float">
            <text:p>219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2.8" calcext:value-type="float">
            <text:p>2.8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9</text:p>
          </table:table-cell>
          <table:table-cell office:value-type="float" office:value="280" calcext:value-type="float">
            <text:p>28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4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iff2sing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4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e c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2.8" calcext:value-type="float">
            <text:p>2.8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table-column table:style-name="co7" table:number-columns-repeated="3" table:default-cell-style-name="Default"/>
        <table:table-column table:style-name="co20" table:default-cell-style-name="Default"/>
        <table:table-row table:style-name="ro3">
          <table:table-cell office:value-type="string" calcext:value-type="string">
            <text:p>Circui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ak</text:p>
          </table:table-cell>
          <table:table-cell/>
        </table:table-row>
        <table:table-row table:style-name="ro3">
          <table:table-cell office:value-type="string" calcext:value-type="string">
            <text:p>Chip</text:p>
          </table:table-cell>
          <table:table-cell office:value-type="string" calcext:value-type="string">
            <text:p>121 mW</text:p>
          </table:table-cell>
          <table:table-cell office:value-type="string" calcext:value-type="string">
            <text:p>5.73 W</text:p>
          </table:table-cell>
          <table:table-cell office:value-type="string" calcext:value-type="string">
            <text:p>(should be at most 1.5 W)</text:p>
          </table:table-cell>
        </table:table-row>
        <table:table-row table:style-name="ro3">
          <table:table-cell office:value-type="string" calcext:value-type="string">
            <text:p>Common</text:p>
          </table:table-cell>
          <table:table-cell office:value-type="string" calcext:value-type="string">
            <text:p>9.33 mW</text:p>
          </table:table-cell>
          <table:table-cell office:value-type="string" calcext:value-type="string">
            <text:p>13.2 mW</text:p>
          </table:table-cell>
          <table:table-cell/>
        </table:table-row>
        <table:table-row table:style-name="ro3">
          <table:table-cell office:value-type="string" calcext:value-type="string">
            <text:p>Channel</text:p>
          </table:table-cell>
          <table:table-cell office:value-type="string" calcext:value-type="string">
            <text:p>7 mW</text:p>
          </table:table-cell>
          <table:table-cell office:value-type="string" calcext:value-type="string">
            <text:p>16.5 mW</text:p>
          </table:table-cell>
          <table:table-cell/>
        </table:table-row>
        <table:table-row table:style-name="ro3">
          <table:table-cell office:value-type="string" calcext:value-type="string">
            <text:p>Now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1 uW</text:p>
          </table:table-cell>
          <table:table-cell/>
        </table:table-row>
        <table:table-row table:style-name="ro3">
          <table:table-cell office:value-type="string" calcext:value-type="string">
            <text:p>Oneshot</text:p>
          </table:table-cell>
          <table:table-cell office:value-type="string" calcext:value-type="string">
            <text:p>303 uW</text:p>
          </table:table-cell>
          <table:table-cell office:value-type="string" calcext:value-type="string">
            <text:p>5.28 mW</text:p>
          </table:table-cell>
          <table:table-cell/>
        </table:table-row>
        <table:table-row table:style-name="ro3">
          <table:table-cell office:value-type="string" calcext:value-type="string">
            <text:p>Output Stage</text:p>
          </table:table-cell>
          <table:table-cell office:value-type="string" calcext:value-type="string">
            <text:p>39 uW</text:p>
          </table:table-cell>
          <table:table-cell office:value-type="string" calcext:value-type="string">
            <text:p>5.4 mW</text:p>
          </table:table-cell>
          <table:table-cell/>
        </table:table-row>
        <table:table-row table:style-name="ro3">
          <table:table-cell office:value-type="string" calcext:value-type="string">
            <text:p>DAC</text:p>
          </table:table-cell>
          <table:table-cell table:number-columns-repeated="2" office:value-type="string" calcext:value-type="string">
            <text:p>274 uW</text:p>
          </table:table-cell>
          <table:table-cell/>
        </table:table-row>
        <table:table-row table:style-name="ro3">
          <table:table-cell office:value-type="string" calcext:value-type="string">
            <text:p>LE</text:p>
          </table:table-cell>
          <table:table-cell office:value-type="string" calcext:value-type="string">
            <text:p>3.43 mW</text:p>
          </table:table-cell>
          <table:table-cell office:value-type="string" calcext:value-type="string">
            <text:p>5.17 mW</text:p>
          </table:table-cell>
          <table:table-cell/>
        </table:table-row>
        <table:table-row table:style-name="ro3">
          <table:table-cell office:value-type="string" calcext:value-type="string">
            <text:p>ZC</text:p>
          </table:table-cell>
          <table:table-cell office:value-type="string" calcext:value-type="string">
            <text:p>2.95 mW</text:p>
          </table:table-cell>
          <table:table-cell office:value-type="string" calcext:value-type="string">
            <text:p>5 mW</text:p>
          </table:table-cell>
          <table:table-cell/>
        </table:table-row>
      </table:table>
      <table:table table:name="Sheet7" table:style-name="ta1">
        <table:table-column table:style-name="co7" table:number-columns-repeated="4" table:default-cell-style-name="Default"/>
        <table:table-row table:style-name="ro3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rea</text:p>
          </table:table-cell>
        </table:table-row>
        <table:table-row table:style-name="ro3">
          <table:table-cell office:value-type="string" calcext:value-type="string">
            <text:p>Chip</text:p>
          </table:table-cell>
          <table:table-cell office:value-type="float" office:value="1.88" calcext:value-type="float">
            <text:p>1.88</text:p>
          </table:table-cell>
          <table:table-cell office:value-type="float" office:value="3.53" calcext:value-type="float">
            <text:p>3.53</text:p>
          </table:table-cell>
          <table:table-cell table:formula="of:=[.B2]*[.C2]" office:value-type="float" office:value="6.6364" calcext:value-type="float">
            <text:p>6.6364</text:p>
          </table:table-cell>
        </table:table-row>
        <table:table-row table:style-name="ro3">
          <table:table-cell office:value-type="string" calcext:value-type="string">
            <text:p>Common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formula="of:=[.B3]*[.C3]" office:value-type="float" office:value="0.33" calcext:value-type="float">
            <text:p>0.33</text:p>
          </table:table-cell>
        </table:table-row>
        <table:table-row table:style-name="ro3">
          <table:table-cell office:value-type="string" calcext:value-type="string">
            <text:p>Channel</text:p>
          </table:table-cell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  <table:table-cell table:formula="of:=[.B4]*[.C4]" office:value-type="float" office:value="0.165" calcext:value-type="float">
            <text:p>0.165</text:p>
          </table:table-cell>
        </table:table-row>
        <table:table-row table:style-name="ro3">
          <table:table-cell office:value-type="string" calcext:value-type="string">
            <text:p>Nowlin</text:p>
          </table:table-cell>
          <table:table-cell office:value-type="float" office:value="0.318" calcext:value-type="float">
            <text:p>0.318</text:p>
          </table:table-cell>
          <table:table-cell office:value-type="float" office:value="0.15" calcext:value-type="float">
            <text:p>0.15</text:p>
          </table:table-cell>
          <table:table-cell table:formula="of:=[.B5]*[.C5]" office:value-type="float" office:value="0.0477" calcext:value-type="float">
            <text:p>0.0477</text:p>
          </table:table-cell>
        </table:table-row>
        <table:table-row table:style-name="ro3">
          <table:table-cell office:value-type="string" calcext:value-type="string">
            <text:p>DAC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" calcext:value-type="float">
            <text:p>0.15</text:p>
          </table:table-cell>
          <table:table-cell table:formula="of:=[.B6]*[.C6]" office:value-type="float" office:value="0.0282" calcext:value-type="float">
            <text:p>0.0282</text:p>
          </table:table-cell>
        </table:table-row>
        <table:table-row table:style-name="ro3">
          <table:table-cell office:value-type="string" calcext:value-type="string">
            <text:p>ZC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formula="of:=[.B7]*[.C7]" office:value-type="float" office:value="0.0243" calcext:value-type="float">
            <text:p>0.0243</text:p>
          </table:table-cell>
        </table:table-row>
        <table:table-row table:style-name="ro3">
          <table:table-cell office:value-type="string" calcext:value-type="string">
            <text:p>LE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formula="of:=[.B8]*[.C8]" office:value-type="float" office:value="0.0243" calcext:value-type="float">
            <text:p>0.0243</text:p>
          </table:table-cell>
        </table:table-row>
        <table:table-row table:style-name="ro3">
          <table:table-cell office:value-type="string" calcext:value-type="string">
            <text:p>Oneshot</text:p>
          </table:table-cell>
          <table:table-cell office:value-type="float" office:value="0.201" calcext:value-type="float">
            <text:p>0.201</text:p>
          </table:table-cell>
          <table:table-cell office:value-type="float" office:value="0.15" calcext:value-type="float">
            <text:p>0.15</text:p>
          </table:table-cell>
          <table:table-cell table:formula="of:=[.B9]*[.C9]" office:value-type="float" office:value="0.03015" calcext:value-type="float">
            <text:p>0.03015</text:p>
          </table:table-cell>
        </table:table-row>
        <table:table-row table:style-name="ro3">
          <table:table-cell office:value-type="string" calcext:value-type="string">
            <text:p>Output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table:formula="of:=[.B10]*[.C10]" office:value-type="float" office:value="0.0105" calcext:value-type="float">
            <text:p>0.0105</text:p>
          </table:table-cell>
        </table:table-row>
        <table:table-row table:style-name="ro3">
          <table:table-cell office:value-type="string" calcext:value-type="string">
            <text:p>Pad frame</text:p>
          </table:table-cell>
          <table:table-cell table:number-columns-repeated="2"/>
          <table:table-cell table:formula="of:=[.D2]-16*[.D4]-[.D3]" office:value-type="float" office:value="3.6664" calcext:value-type="float">
            <text:p>3.6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  <number:text> pF</number:text>
    </number:number-style>
    <number:number-style style:name="N125">
      <number:number number:decimal-places="1" loext:min-decimal-places="1" number:min-integer-digits="1"/>
      <number:text> nsec</number:text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2" number:min-integer-digits="1" number:decimal-replacement="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6:44:11.796931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7-12T16:57:19.123568168</dc:date>
    <meta:editing-duration>PT5H41M27S</meta:editing-duration>
    <meta:editing-cycles>33</meta:editing-cycles>
    <meta:generator>LibreOffice/5.0.6.2$Linux_X86_64 LibreOffice_project/00$Build-2</meta:generator>
    <meta:document-statistic meta:table-count="7" meta:cell-count="785" meta:object-count="0"/>
  </office:meta>
</office:document-meta>
</file>